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59.65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20.1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Quars punts tripl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l·lotriomorfes formant punts triples entre els cristalls de quar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ndulant, la recta no és a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8" table:style-name="ce9">
            <text:p>80%</text:p>
          </table:table-cell>
          <table:table-cell table:number-columns-repeated="16382"/>
        </table:table-row>
        <table:table-row table:style-name="ro7">
          <table:table-cell table:number-columns-repeated="16384" table:style-name="ce1"/>
        </table:table-row>
        <table:table-row table:number-rows-repeated="1048562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Biotita 15%</text:p>
          </table:table-cell>
          <table:table-cell office:value-type="string" table:style-name="ce5">
            <text:p>Clorita 5%</text:p>
          </table:table-cell>
          <table:table-cell table:number-columns-repeated="16381"/>
        </table:table-row>
        <table:table-row table:number-rows-repeated="1048575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5">
            <text:p>Quars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8">
            <text:p>SiO<text:span text:style-name="T1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ls cristalls</text:p>
          </table:table-cell>
          <table:table-cell office:value-type="string" table:style-name="ce5">
            <text:p>Idiomorfes generalment amb hàbit prismàtic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blanc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apreciable en làmina prima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Zonació</text:p>
          </table:table-cell>
          <table:table-cell office:value-type="string" table:style-name="ce5">
            <text:p>No en presenta, tot i que les etapes de creixement del cristall poden ser marcades per inclusions fluides o sòli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11:27:26Z</dc:date>
    <meta:editing-cycles>13</meta:editing-cycles>
    <meta:editing-duration>PT6544S</meta:editing-duration>
  </office:meta>
</office:document-meta>
</file>